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e8aa5aa"/>
    </style:style>
    <style:style style:name="P45" style:family="paragraph" style:parent-style-name="Standard">
      <style:text-properties officeooo:rsid="0e8aa5aa" officeooo:paragraph-rsid="0e8aa5aa"/>
    </style:style>
    <style:style style:name="P46" style:family="paragraph" style:parent-style-name="Standard">
      <style:text-properties officeooo:rsid="0e8aa5aa"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9" style:family="paragraph" style:parent-style-name="Footnote">
      <style:text-properties officeooo:rsid="043ccc66" officeooo:paragraph-rsid="0e849f1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paragraph-rsid="0f0649dd"/>
    </style:style>
    <style:style style:name="P52" style:family="paragraph" style:parent-style-name="Footnote">
      <style:text-properties officeooo:paragraph-rsid="0f140c00"/>
    </style:style>
    <style:style style:name="P53" style:family="paragraph" style:parent-style-name="Standard">
      <style:text-properties officeooo:paragraph-rsid="0f466349"/>
    </style:style>
    <style:style style:name="P54" style:family="paragraph" style:parent-style-name="Footnote">
      <style:text-properties officeooo:paragraph-rsid="0f12f362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fc3b2a9"/>
    </style:style>
    <style:style style:name="P60" style:family="paragraph" style:parent-style-name="Standard">
      <style:paragraph-properties fo:text-align="center" style:justify-single-word="false"/>
      <style:text-properties officeooo:paragraph-rsid="0fb98046"/>
    </style:style>
    <style:style style:name="P61" style:family="paragraph" style:parent-style-name="Standard">
      <style:paragraph-properties fo:text-align="center" style:justify-single-word="false"/>
      <style:text-properties officeooo:paragraph-rsid="0d8c21b9"/>
    </style:style>
    <style:style style:name="P62" style:family="paragraph" style:parent-style-name="Standard">
      <style:paragraph-properties fo:text-align="center" style:justify-single-word="false"/>
      <style:text-properties officeooo:paragraph-rsid="0fd58c4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text-properties officeooo:paragraph-rsid="0fad1a3f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101fb94a"/>
    </style:style>
    <style:style style:name="P69" style:family="paragraph" style:parent-style-name="Standard">
      <style:text-properties officeooo:paragraph-rsid="10245b8e"/>
    </style:style>
    <style:style style:name="P70" style:family="paragraph" style:parent-style-name="Standard">
      <style:text-properties officeooo:paragraph-rsid="10259f28"/>
    </style:style>
    <style:style style:name="P71" style:family="paragraph" style:parent-style-name="Standard">
      <style:text-properties officeooo:paragraph-rsid="10279665"/>
    </style:style>
    <style:style style:name="P72" style:family="paragraph" style:parent-style-name="Standard">
      <style:text-properties officeooo:rsid="104324ed" officeooo:paragraph-rsid="102a6057"/>
    </style:style>
    <style:style style:name="P73" style:family="paragraph" style:parent-style-name="Standard">
      <style:text-properties officeooo:paragraph-rsid="103f66d8"/>
    </style:style>
    <style:style style:name="P74" style:family="paragraph" style:parent-style-name="Standard">
      <style:text-properties officeooo:paragraph-rsid="103fdc47"/>
    </style:style>
    <style:style style:name="P75" style:family="paragraph" style:parent-style-name="Standard">
      <style:text-properties officeooo:paragraph-rsid="104f81b5"/>
    </style:style>
    <style:style style:name="P76" style:family="paragraph" style:parent-style-name="Standard">
      <style:text-properties officeooo:rsid="101e3872" officeooo:paragraph-rsid="10505b46"/>
    </style:style>
    <style:style style:name="P77" style:family="paragraph" style:parent-style-name="Standard">
      <style:text-properties officeooo:paragraph-rsid="1057599b"/>
    </style:style>
    <style:style style:name="P78" style:family="paragraph" style:parent-style-name="Standard">
      <style:text-properties officeooo:paragraph-rsid="10589da9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7b5934"/>
    </style:style>
    <style:style style:name="P82" style:family="paragraph" style:parent-style-name="Footnote">
      <style:text-properties officeooo:paragraph-rsid="108b0ed7"/>
    </style:style>
    <style:style style:name="P83" style:family="paragraph" style:parent-style-name="Standard">
      <style:text-properties officeooo:paragraph-rsid="108d6c50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officeooo:rsid="04473353" style:font-size-asian="10pt" style:font-size-complex="10pt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aace3cd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font-name="Ubuntu1" fo:font-size="10pt" officeooo:rsid="04473353" style:font-size-asian="10pt" style:font-size-complex="10pt"/>
    </style:style>
    <style:style style:name="T258" style:family="text">
      <style:text-properties style:text-underline-style="none"/>
    </style:style>
    <style:style style:name="T259" style:family="text">
      <style:text-properties officeooo:rsid="108e61e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50">LTS</text:span><text:span text:style-name="T148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T195"><text:s/></text:span><text:span text:style-name="T197">LTS</text:span><text:span text:style-name="Strong_20_Emphasis"><text:span text:style-name="T175"> </text:span></text:span><text:span text:style-name="T196"><text:user-field-get text:name="Edition">Server</text:user-field-get></text:span><text:span text:style-name="T201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06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49"> </text:span><text:span text:style-name="T149"><text:user-field-get text:name="Edition">Server</text:user-field-get></text:span><text:span text:style-name="T200">.</text:span></text:p>
      <text:p text:style-name="P33"/>
      <text:p text:style-name="P32"><text:span text:style-name="T14">Vul </text:span><text:span text:style-name="T15">achter</text:span><text:span text:style-name="T12"> de </text:span><text:span text:style-name="Definition"><text:span text:style-name="T253">ONDERSTREEPTE</text:span></text:span><text:span text:style-name="T1"> </text:span><text:span text:style-name="T13">woorden</text:span><text:span text:style-name="T12"> het</text:span><text:span text:style-name="Strong_20_Emphasis"><text:span text:style-name="T252"> </text:span></text:span><text:span text:style-name="Strong_20_Emphasis"><text:span text:style-name="T251">tekstvak</text:span></text:span><text:span text:style-name="T13"> </text:span><text:span text:style-name="T14">in,</text:span><text:span text:style-name="T13"> </text:span><text:span text:style-name="T202">zie </text:span><text:span text:style-name="T237">[</text:span><text:span text:style-name="T202">toelichting</text:span><text:span text:style-name="T237">]</text:span><text:span text:style-name="T13">:</text:span></text:p>
      <text:p text:style-name="P24"><text:span text:style-name="Definition"><text:span text:style-name="T17">GEBRUIKER</text:span></text:span><text:span text:style-name="T210"><text:tab/><text:tab/></text:span><text:span text:style-name="T236"> <text:tab/><text:tab/></text:span><text:span text:style-name="T211"><draw:control text:anchor-type="as-char" svg:y="-0.4cm" draw:z-index="16" draw:name="Gebruiker 3" draw:style-name="gr1" draw:text-style-name="P89" svg:width="6.4cm" svg:height="0.6cm" draw:control="control17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, bijv. </text:span><text:span text:style-name="T207">J</text:span><text:span text:style-name="T234">a</text:span><text:span text:style-name="T207">n </text:span><text:span text:style-name="T234">Jansen</text:span><text:span text:style-name="T235">]</text:span></text:p>
      <text:p text:style-name="P83"><text:span text:style-name="Definition"><text:span text:style-name="T204">g</text:span></text:span><text:span text:style-name="Definition">ebruikersnaam</text:span><text:span text:style-name="Definition"><text:span text:style-name="T258"><text:tab/></text:span></text:span><text:span text:style-name="T203"><draw:control text:anchor-type="as-char" svg:y="-0.4cm" draw:z-index="17" draw:name="Gberuikersnaam 3" draw:style-name="gr1" draw:text-style-name="P89" svg:width="6.4cm" svg:height="0.6cm" draw:control="control18"><svg:title>Gebruikersnaam</svg:title><svg:desc>Korte naam, bijv. jan</svg:desc></draw:control></text:span><text:span text:style-name="T203"><text:tab/> <text:s text:c="2"/></text:span><text:span text:style-name="T5">[</text:span><text:span text:style-name="T6">K</text:span><text:span text:style-name="T4">orte naam, bijv. </text:span><text:span text:style-name="T164">j</text:span><text:span text:style-name="T165">a</text:span><text:span text:style-name="T164">n</text:span><text:span text:style-name="T166">]</text:span></text:p>
      <text:p text:style-name="P24"><text:span text:style-name="Definition"><text:span text:style-name="T259">server</text:span></text:span><text:span text:style-name="Definition">NAAM</text:span><text:span text:style-name="T214"><text:tab/><text:tab/><text:tab/></text:span><draw:control text:anchor-type="as-char" svg:y="-0.4cm" draw:z-index="18" draw:name="Computernaam 2" draw:style-name="gr1" draw:text-style-name="P89" svg:width="6.4cm" svg:height="0.6cm" draw:control="control19"><svg:title>Computernaam</svg:title><svg:desc>Unieke naam van de computer</svg:desc></draw:control><text:tab/> <text:s text:c="2"/><text:span text:style-name="T217">[</text:span><text:span text:style-name="T218">N</text:span><text:span text:style-name="T215">aam van de </text:span><text:span text:style-name="T221">serv</text:span><text:span text:style-name="T215">e</text:span><text:span text:style-name="T216">r, </text:span><text:span text:style-name="T219">bijv. </text:span><text:span text:style-name="T221">sv</text:span><text:span text:style-name="T220">02</text:span><text:span text:style-name="T217">]</text:span></text:p>
      <text:p text:style-name="P24"><text:span text:style-name="Definition"><text:span text:style-name="T223">GEBRUIKER</text:span></text:span><text:span text:style-name="Definition"><text:span text:style-name="T233"><text:tab/></text:span></text:span><text:span text:style-name="T222"><text:tab/></text:span><text:span text:style-name="T236"> <text:tab/><text:tab/></text:span><text:span text:style-name="T211"><draw:control text:anchor-type="as-char" svg:y="-0.4cm" draw:z-index="19" draw:name="Gebruiker 4" draw:style-name="gr1" draw:text-style-name="P89" svg:width="6.4cm" svg:height="0.6cm" draw:control="control20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 </text:span><text:span text:style-name="T208">evt. 2</text:span><text:span text:style-name="T238">e</text:span><text:span text:style-name="T206"> gebruiker</text:span><text:span text:style-name="T209">]</text:span></text:p>
      <text:p text:style-name="P83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33"><text:tab/></text:span></text:span><text:span text:style-name="T203"><draw:control text:anchor-type="as-char" svg:y="-0.4cm" draw:z-index="20" draw:name="Gberuikersnaam 4" draw:style-name="gr1" draw:text-style-name="P89" svg:width="6.4cm" svg:height="0.6cm" draw:control="control21"><svg:title>Gebruikersnaam</svg:title><svg:desc>Korte naam, bijv. jan</svg:desc></draw:control></text:span><text:span text:style-name="T203"><text:tab/> <text:s text:c="2"/></text:span><text:span text:style-name="T226">[</text:span><text:span text:style-name="T227">K</text:span><text:span text:style-name="T225">orte naam</text:span><text:span text:style-name="T228"> </text:span><text:span text:style-name="T229">e</text:span><text:span text:style-name="T230">vt. 2</text:span><text:span text:style-name="T239">e</text:span><text:span text:style-name="T230"> </text:span><text:span text:style-name="T231">gebruiker</text:span><text:span text:style-name="T232">]</text:span></text:p>
      <text:p text:style-name="P23"><text:span text:style-name="T151">Vervang </text:span><text:span text:style-name="T154">de</text:span><text:span text:style-name="T151"> </text:span><text:span text:style-name="Definition"><text:span text:style-name="T18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40"> </text:span></text:span><text:span text:style-name="Strong_20_Emphasis"><text:span text:style-name="T53">tekstvak</text:span></text:span><text:span text:style-name="T151">.</text:span></text:p>
      <text:p text:style-name="P26"/>
      <text:p text:style-name="P26"/>
      <text:p text:style-name="P22"><text:span text:style-name="T162">Nieuwe installatie?</text:span><text:span text:style-name="T153"><text:tab/></text:span><text:span text:style-name="T158"></text:span><text:span text:style-name="T160"><text:tab/></text:span><text:span text:style-name="T159">B</text:span><text:span text:style-name="T153">egin bij hoofdstuk </text:span><text:span text:style-name="T162"><text:bookmark-ref text:reference-format="page" text:ref-name="__RefNumPara__4009_1271708128">2</text:bookmark-ref></text:span><text:span text:style-name="T162"><text:s text:c="2"/></text:span><text:span text:style-name="T163"><text:bookmark-ref text:reference-format="text" text:ref-name="__RefNumPara__4009_1271708128">Installatie uitvoeren</text:bookmark-ref></text:span><text:span text:style-name="T157">.</text:span></text:p>
      <text:p text:style-name="P21"><text:span text:style-name="Strong_20_Emphasis"><text:span text:style-name="T161"/></text:span></text:p>
      <text:p text:style-name="P21"><text:span text:style-name="Strong_20_Emphasis"><text:span text:style-name="T161"/></text:span></text:p>
      <text:list xml:id="list3810318335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0" draw:name="Vorm3" draw:style-name="gr2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1" draw:name="Vorm 2" draw:style-name="gr2" draw:text-style-name="P9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37"><text:note text:id="ftn2" text:note-class="footnote"><text:note-citation>2</text:note-citation><text:note-body><text:p text:style-name="P18"><text:span text:style-name="T130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Definition"><text:span text:style-name="T242">gebruiker</text:span></text:span><text:span text:style-name="T136">s aanmelden </text:span><text:span text:style-name="T137">en dezelfde stappen uitvoeren</text:span><text:span text:style-name="T133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6" draw:name="Vorm4" draw:style-name="gr2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3" text:note-class="footnote"><text:note-citation>3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" draw:name="Vorm6" draw:style-name="gr2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2" draw:name="Vorm 6" draw:style-name="gr2" draw:text-style-name="P9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39">Bereid de installatie voor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73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77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76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0"/>
      <text:list xml:id="list90217737700657" text:continue-numbering="true" text:style-name="L1">
        <text:list-item>
          <text:p text:style-name="P86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2" draw:name="Vorm9" draw:style-name="gr2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76">Start de computer op vanaf</text:span><text:span text:style-name="T176"><text:note text:id="ftn4" text:note-class="footnote"><text:note-citation>1</text:note-citation><text:note-body><text:p text:style-name="P82"><text:span text:style-name="T122">B</text:span><text:span text:style-name="T123">ootmenu/</text:span><text:span text:style-name="T122">S</text:span><text:span text:style-name="T123">etup</text:span><text:span text:style-name="T121"> via </text:span><text:span text:style-name="T119">é</text:span><text:span text:style-name="T120">é</text:span><text:span text:style-name="T122">n van de </text:span><text:span text:style-name="Definition"><text:span text:style-name="T124">Veelgebruikte toetsen:</text:span></text:span><text:span text:style-name="Definition"><text:span text:style-name="T125"> </text:span></text:span><text:span text:style-name="User_20_Entry"><text:span text:style-name="T143">Esc</text:span></text:span><text:span text:style-name="User_20_Entry"><text:span text:style-name="T128">,</text:span></text:span><text:span text:style-name="Definition"><text:span text:style-name="T125"> </text:span></text:span><text:span text:style-name="User_20_Entry"><text:span text:style-name="T143">Delete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2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9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0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1</text:span></text:span><text:span text:style-name="User_20_Entry"><text:span text:style-name="T129">,</text:span></text:span><text:span text:style-name="Definition"><text:span text:style-name="T125"> </text:span></text:span><text:span text:style-name="Definition"><text:span text:style-name="T126">o</text:span></text:span><text:span text:style-name="Definition"><text:span text:style-name="T127">f</text:span></text:span><text:span text:style-name="Definition"><text:span text:style-name="T125"> </text:span></text:span><text:span text:style-name="User_20_Entry"><text:span text:style-name="T143">F12</text:span></text:span><text:span text:style-name="User_20_Entry"><text:span text:style-name="T129">.</text:span></text:span></text:p></text:note-body></text:note></text:span><text:span text:style-name="T176"> </text:span><text:span text:style-name="T177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3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Strong_20_Emphasis"><text:span text:style-name="T172">Live</text:span></text:span><text:span text:style-name="T85"><text:note text:id="ftn5" text:note-class="footnote"><text:note-citation>2</text:note-citation><text:note-body><text:p text:style-name="P20"><text:span text:style-name="T240">Vanaf een </text:span><text:span text:style-name="T255">L</text:span><text:span text:style-name="T240">ive </text:span><text:span text:style-name="T256">USB</text:span><text:span text:style-name="T254">-stick</text:span><text:span text:style-name="T257"> </text:span><text:span text:style-name="T240">kunt u opstarten en </text:span><text:span text:style-name="T243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mogelijk.</text:span></text:p></text:note-body></text:note></text:span><text:span text:style-name="T84"> </text:span><text:span text:style-name="T88">USB</text:span><text:span text:style-name="T86">-stick</text:span><text:span text:style-name="T86"><text:note text:id="ftn6" text:note-class="footnote"><text:note-citation>3</text:note-citation><text:note-body><text:p text:style-name="P81"><text:span text:style-name="Strong_20_Emphasis"><text:span text:style-name="T107">Maak een opstartbare USB-stick</text:span></text:span><text:span text:style-name="Strong_20_Emphasis"><text:span text:style-name="T102">:<text:line-break/></text:span></text:span><text:span text:style-name="Strong_20_Emphasis"><text:span text:style-name="T99">D</text:span></text:span><text:span text:style-name="Strong_20_Emphasis"><text:span text:style-name="T92">ow</text:span></text:span><text:span text:style-name="Strong_20_Emphasis"><text:span text:style-name="T93">nload </text:span></text:span><text:span text:style-name="Strong_20_Emphasis"><text:span text:style-name="T90">e</text:span></text:span><text:span text:style-name="Strong_20_Emphasis"><text:span text:style-name="T94">e</text:span></text:span><text:span text:style-name="Strong_20_Emphasis"><text:span text:style-name="T95">n</text:span></text:span><text:span text:style-name="Strong_20_Emphasis"><text:span text:style-name="T118"> </text:span></text:span><text:span text:style-name="Strong_20_Emphasis"><text:span text:style-name="T139">CD</text:span></text:span><text:span text:style-name="Strong_20_Emphasis"><text:span text:style-name="T138">-beeldbestand</text:span></text:span><text:span text:style-name="Strong_20_Emphasis"><text:span text:style-name="T93"> </text:span></text:span><text:span text:style-name="Strong_20_Emphasis"><text:span text:style-name="T100">(.iso) </text:span></text:span><text:span text:style-name="Strong_20_Emphasis"><text:span text:style-name="T96">v</text:span></text:span><text:span text:style-name="Strong_20_Emphasis"><text:span text:style-name="T97">anaf</text:span></text:span><text:span text:style-name="Strong_20_Emphasis"><text:span text:style-name="T98"> </text:span></text:span><text:a xlink:type="simple" xlink:href="https://www.debian.org/" text:style-name="Internet_20_link" text:visited-style-name="Visited_20_Internet_20_Link"><text:span text:style-name="Strong_20_Emphasis"><text:span text:style-name="T244">debian.org</text:span></text:span></text:a><text:span text:style-name="Strong_20_Emphasis"><text:span text:style-name="T98">, </text:span></text:span><text:span text:style-name="Strong_20_Emphasis"><text:span text:style-name="T101">klik </text:span></text:span><text:span text:style-name="Strong_20_Emphasis"><text:span text:style-name="T104">achtereenvolgens op </text:span></text:span><text:span text:style-name="Strong_20_Emphasis"><text:span text:style-name="T110">Other downloads</text:span></text:span><text:span text:style-name="Strong_20_Emphasis"><text:span text:style-name="T104"> (onder Download) &gt; </text:span></text:span><text:span text:style-name="Strong_20_Emphasis"><text:span text:style-name="T110">Other live ISO</text:span></text:span><text:span text:style-name="Strong_20_Emphasis"><text:span text:style-name="T104"> (onder Try </text:span></text:span><text:span text:style-name="Strong_20_Emphasis"><text:span text:style-name="T104"><text:user-field-get text:name="Distro">Debian</text:user-field-get></text:span></text:span><text:span text:style-name="Strong_20_Emphasis"><text:span text:style-name="T104"><text:s/></text:span></text:span><text:span text:style-name="Strong_20_Emphasis"><text:span text:style-name="T105">live before installing) &gt; <text:line-break/></text:span></text:span><text:span text:style-name="Strong_20_Emphasis"><text:span text:style-name="T109">debian-live-</text:span></text:span><text:span text:style-name="Strong_20_Emphasis"><text:span text:style-name="T109"><text:user-field-get text:name="Version">12</text:user-field-get></text:span></text:span><text:span text:style-name="Strong_20_Emphasis"><text:span text:style-name="T109">...-amd64-standard.iso</text:span></text:span><text:span text:style-name="Strong_20_Emphasis"><text:span text:style-name="T105">.</text:span></text:span><text:span text:style-name="Strong_20_Emphasis"><text:span text:style-name="T93"><text:line-break/></text:span></text:span><text:span text:style-name="Strong_20_Emphasis"><text:span text:style-name="T103">De volgende stappen staan beschreven in </text:span></text:span><text:span text:style-name="Strong_20_Emphasis"><text:span text:style-name="T108">Linux informatie</text:span></text:span><text:span text:style-name="Strong_20_Emphasis"><text:span text:style-name="T103">, te vinden op </text:span>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Strong_20_Emphasis"><text:span text:style-name="T103">, onder </text:span></text:span><text:span text:style-name="Strong_20_Emphasis"><text:span text:style-name="T108">Linux</text:span></text:span><text:span text:style-name="Strong_20_Emphasis"><text:span text:style-name="T103">.</text:span></text:span></text:p></text:note-body></text:note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7"><text:span text:style-name="Strong_20_Emphasis"><text:span text:style-name="T57">Selecteer</text:span></text:span><text:span text:style-name="Strong_20_Emphasis"><text:span text:style-name="T64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4" office:value-type="string">
            <text:p text:style-name="P36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10" draw:name="Vorm13_ 1" draw:style-name="gr2" draw:text-style-name="P90" svg:width="0.35cm" svg:height="0.35cm" draw:control="control11"/></text:p>
          </table:table-cell>
          <table:table-cell table:style-name="_32_._5f_Installatie_5f_uitvoeren.C6" office:value-type="string">
            <text:p text:style-name="P67"><text:span text:style-name="Strong_20_Emphasis"><text:span text:style-name="T28">Bi</text:span></text:span><text:span text:style-name="Strong_20_Emphasis"><text:span text:style-name="T35">j</text:span></text:span><text:span text:style-name="Strong_20_Emphasis"><text:span text:style-name="T28"> </text:span></text:span><text:span text:style-name="Strong_20_Emphasis"><text:span text:style-name="T71">Select a language</text:span></text:span><text:span text:style-name="Strong_20_Emphasis"><text:span text:style-name="T28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5"><text:span text:style-name="Strong_20_Emphasis"><text:span text:style-name="T35">K</text:span></text:span><text:span text:style-name="Strong_20_Emphasis"><text:span text:style-name="T28">ies </text:span></text:span><text:span text:style-name="Strong_20_Emphasis"><text:span text:style-name="T74">Dutch - </text:span></text:span><text:span text:style-name="Strong_20_Emphasis"><text:span text:style-name="T75">Nederlands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3" draw:name="Vorm13" draw:style-name="gr2" draw:text-style-name="P90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6"><text:span text:style-name="Strong_20_Emphasis"><text:span text:style-name="T61">B</text:span></text:span><text:span text:style-name="Strong_20_Emphasis"><text:span text:style-name="T65">ij</text:span></text:span><text:span text:style-name="Strong_20_Emphasis"><text:span text:style-name="T61"> </text:span></text:span><text:span text:style-name="Strong_20_Emphasis"><text:span text:style-name="T67">Het netwerk configurere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9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2">C</text:span></text:span><text:span text:style-name="Strong_20_Emphasis"><text:span text:style-name="T69">omputer</text:span></text:span><text:span text:style-name="Strong_20_Emphasis"><text:span text:style-name="T72">naam</text:span></text:span><text:span text:style-name="Strong_20_Emphasis"><text:span text:style-name="T31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15" draw:name="Vorm 1" draw:style-name="gr2" draw:text-style-name="P90" svg:width="0.35cm" svg:height="0.35cm" draw:control="control16"/></text:p>
          </table:table-cell>
          <table:table-cell table:style-name="_32_._5f_Installatie_5f_uitvoeren.C9" office:value-type="string">
            <text:p text:style-name="P76"><text:span text:style-name="Strong_20_Emphasis"><text:span text:style-name="T65">Bij</text:span></text:span> <text:span text:style-name="T24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72"><text:span text:style-name="T198">Stel geen </text:span><text:span text:style-name="T199">Root</text:span><text:span text:style-name="T198">-wachtwoord in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68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at is </text:span></text:span><text:span text:style-name="Strong_20_Emphasis"><text:span text:style-name="T72">de volledige </text:span></text:span><text:span text:style-name="Strong_20_Emphasis"><text:span text:style-name="T68">naam </text:span></text:span><text:span text:style-name="Strong_20_Emphasis"><text:span text:style-name="T72">van de nieuwe gebruiker</text:span></text:span><text:span text:style-name="Strong_20_Emphasis"><text:span text:style-name="T68">?</text:span></text:span><text:span text:style-name="Strong_20_Emphasis"><text:span text:style-name="T29"> </text:span></text:span><text:span text:style-name="Definition"><text:span text:style-name="T7">gebruik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71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</text:span></text:span><text:span text:style-name="Strong_20_Emphasis"><text:span text:style-name="T73">at is de gebruikersnaam voor uw </text:span></text:span><text:span text:style-name="Strong_20_Emphasis"><text:span text:style-name="T68"><text:s/></text:span></text:span><text:span text:style-name="Strong_20_Emphasis"><text:span text:style-name="T73">account</text:span></text:span><text:span text:style-name="Strong_20_Emphasis"><text:span text:style-name="T68">?</text:span></text:span><text:span text:style-name="Strong_20_Emphasis"><text:span text:style-name="T30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70"><text:span text:style-name="Strong_20_Emphasis"><text:span text:style-name="T34">Geef</text:span></text:span><text:span text:style-name="Strong_20_Emphasis"><text:span text:style-name="T29"> </text:span></text:span><text:span text:style-name="Strong_20_Emphasis"><text:span text:style-name="T32">tweemaal </text:span></text:span><text:span text:style-name="Strong_20_Emphasis"><text:span text:style-name="T34">een </text:span></text:span><text:span text:style-name="Strong_20_Emphasis"><text:span text:style-name="T70">wachtwoord</text:span></text:span><text:span text:style-name="Strong_20_Emphasis"><text:span text:style-name="T59">.</text:span></text:span></text:p>
          </table:table-cell>
        </table:table-row>
      </table:table>
      <text:p text:style-name="P38"><text:span text:style-name="Strong_20_Emphasis"><text:span text:style-name="T66"/></text:span></text:p>
      <text:list xml:id="list90216795255470" text:continue-numbering="true" text:style-name="L1">
        <text:list-item>
          <text:p text:style-name="P88"><text:span text:style-name="Strong_20_Emphasis"><text:span text:style-name="T78">Installatie </text:span></text:span><text:span text:style-name="Strong_20_Emphasis"><text:span text:style-name="T79">afronden</text:span></text:span></text:p>
        </text:list-item>
      </text:list>
      <text:p text:style-name="P39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4" draw:name="Vorm22" draw:style-name="gr2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0"><draw:control text:anchor-type="as-char" draw:z-index="7" draw:name="Vorm4_1" draw:style-name="gr2" draw:text-style-name="P9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4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5" draw:name="Vorm33" draw:style-name="gr2" draw:text-style-name="P90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2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9"><text:span text:style-name="Strong_20_Emphasis"><text:span text:style-name="T33"><text:tab/></text:span></text:span></text:p>
      <text:p text:style-name="P40"><text:span text:style-name="Strong_20_Emphasis"><text:span text:style-name="T44"><text:tab/></text:span></text:span></text:p>
      <text:list xml:id="list90216737584190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2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8" draw:name="Vorm36_0" draw:style-name="gr2" draw:text-style-name="P90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3" draw:name="Vorm36_ 1" draw:style-name="gr2" draw:text-style-name="P90" svg:width="0.35cm" svg:height="0.35cm" draw:control="control14"/></text:span></text:span></text:p>
          </table:table-cell>
          <table:table-cell table:style-name="Tabel2.D1" office:value-type="string">
            <text:p text:style-name="P35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7"><text:note text:id="ftn8" text:note-class="footnote"><text:note-citation>1</text:note-citation><text:note-body><text:p text:style-name="P49"><text:span text:style-name="User_20_Entry"><text:span text:style-name="T91">E</text:span></text:span><text:span text:style-name="User_20_Entry"><text:span text:style-name="T111">v</text:span></text:span><text:span text:style-name="User_20_Entry"><text:span text:style-name="T112">en</text:span></text:span><text:span text:style-name="User_20_Entry"><text:span text:style-name="T114">t</text:span></text:span><text:span text:style-name="User_20_Entry"><text:span text:style-name="T115">uele </text:span></text:span><text:span text:style-name="User_20_Entry"><text:span text:style-name="T116">extra </text:span></text:span><text:span text:style-name="Definition"><text:span text:style-name="T242">gebruiker</text:span></text:span><text:span text:style-name="User_20_Entry"><text:span text:style-name="T116">s aanmelden </text:span></text:span><text:span text:style-name="User_20_Entry"><text:span text:style-name="T117">en dezelfde stappen uitvoeren</text:span></text:span><text:span text:style-name="User_20_Entry"><text:span text:style-name="T113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9" draw:name="Vorm36_2" draw:style-name="gr2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14" draw:name="Vorm36_ 2" draw:style-name="gr2" draw:text-style-name="P90" svg:width="0.35cm" svg:height="0.35cm" draw:control="control15"/></text:span></text:span></text:p>
          </table:table-cell>
          <table:table-cell table:style-name="Tabel2.D3" office:value-type="string">
            <text:p text:style-name="P34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4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3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55"><text:span text:style-name="T80">E</text:span><text:span text:style-name="T81">inde c</text:span><text:span text:style-name="T82">hecklist, </text:span><text:span text:style-name="T83">d</text:span><text:span text:style-name="T82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4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T167">is voltooid.</text:span></text:p>
      <text:p text:style-name="P31"/>
      <text:p text:style-name="P25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9">CC0 1.0 Universeel</text:span></text:span></text:a><text:span text:style-name="Emphasis"><text:span text:style-name="T246">,</text:span></text:span><text:span text:style-name="Emphasis"><text:span text:style-name="T248">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07" text:date-value="2024-01-01T09:02:16.215226259">2024</text:date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1-01T09:02:15.975561244">01-0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9:02:15.828786290</dc:date>
    <meta:keyword>Installatie</meta:keyword>
    <meta:keyword>Checklist</meta:keyword>
    <meta:keyword>Linux</meta:keyword>
    <meta:editing-cycles>6949</meta:editing-cycles>
    <meta:editing-duration>P12DT8H29M3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32" meta:non-whitespace-character-count="2621"/>
    <meta:user-defined meta:name="Info 1"/>
    <meta:user-defined meta:name="Info 2"/>
    <meta:user-defined meta:name="Info 3"/>
    <meta:user-defined meta:name="Info 4"/>
  </office:meta>
</office:document-meta>
</file>